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verdana" svg:font-family="verdana, arial, helvetic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tyle="italic" fo:font-weight="bold" officeooo:rsid="00135e29" officeooo:paragraph-rsid="00135e29" style:font-style-asian="italic" style:font-weight-asian="bold" style:font-style-complex="italic" style:font-weight-complex="bold"/>
    </style:style>
    <style:style style:name="P2" style:family="paragraph" style:parent-style-name="Text_20_body">
      <style:text-properties fo:font-style="italic" fo:font-weight="bold" officeooo:rsid="00135e29" officeooo:paragraph-rsid="001a883e" style:font-style-asian="italic" style:font-weight-asian="bold" style:font-style-complex="italic" style:font-weight-complex="bold"/>
    </style:style>
    <style:style style:name="P3" style:family="paragraph" style:parent-style-name="Text_20_body">
      <style:text-properties fo:font-style="italic" fo:font-weight="bold" officeooo:rsid="001c508f" officeooo:paragraph-rsid="001c508f" style:font-style-asian="italic" style:font-weight-asian="bold" style:font-style-complex="italic" style:font-weight-complex="bold"/>
    </style:style>
    <style:style style:name="P4" style:family="paragraph" style:parent-style-name="Text_20_body">
      <style:text-properties officeooo:paragraph-rsid="0016b708"/>
    </style:style>
    <style:style style:name="P5" style:family="paragraph" style:parent-style-name="Text_20_body">
      <style:text-properties officeooo:rsid="001d4efe" officeooo:paragraph-rsid="001d4efe"/>
    </style:style>
    <style:style style:name="P6" style:family="paragraph" style:parent-style-name="Title">
      <style:text-properties officeooo:rsid="00135e29" officeooo:paragraph-rsid="00135e29"/>
    </style:style>
    <style:style style:name="P7" style:family="paragraph" style:parent-style-name="Heading_20_1">
      <style:text-properties officeooo:paragraph-rsid="00135e29"/>
    </style:style>
    <style:style style:name="P8" style:family="paragraph" style:parent-style-name="Heading_20_1" style:list-style-name=""/>
    <style:style style:name="P9" style:family="paragraph" style:parent-style-name="Heading_20_1" style:list-style-name="">
      <style:text-properties officeooo:paragraph-rsid="0016b708"/>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officeooo:paragraph-rsid="0016b708"/>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text-properties officeooo:rsid="001dc8ba" officeooo:paragraph-rsid="001dc8ba"/>
    </style:style>
    <style:style style:name="P15" style:family="paragraph" style:parent-style-name="Text_20_body" style:list-style-name="L4">
      <style:text-properties officeooo:rsid="001dc8ba" officeooo:paragraph-rsid="001dc8ba"/>
    </style:style>
    <style:style style:name="P16" style:family="paragraph" style:parent-style-name="Text_20_body" style:list-style-name="L3"/>
    <style:style style:name="P17" style:family="paragraph" style:parent-style-name="Text_20_body" style:list-style-name="L3">
      <style:text-properties officeooo:rsid="001d4efe" officeooo:paragraph-rsid="001d4efe"/>
    </style:style>
    <style:style style:name="P18" style:family="paragraph" style:parent-style-name="Text_20_body" style:list-style-name="L5"/>
    <style:style style:name="P19" style:family="paragraph" style:parent-style-name="Text_20_body" style:list-style-name="L5">
      <style:text-properties fo:font-style="normal" fo:font-weight="normal" officeooo:rsid="0021bc10" officeooo:paragraph-rsid="0021bc10" style:font-style-asian="normal" style:font-weight-asian="normal" style:font-style-complex="normal" style:font-weight-complex="normal"/>
    </style:style>
    <style:style style:name="P20" style:family="paragraph" style:parent-style-name="Text_20_body" style:list-style-name="L6">
      <style:text-properties fo:font-style="normal" fo:font-weight="normal" officeooo:rsid="0021bc10" officeooo:paragraph-rsid="0021bc10" style:font-style-asian="normal" style:font-weight-asian="normal" style:font-style-complex="normal" style:font-weight-complex="normal"/>
    </style:style>
    <style:style style:name="P21" style:family="paragraph" style:parent-style-name="Text_20_body" style:list-style-name="L7">
      <style:text-properties fo:font-style="normal" fo:font-weight="normal" officeooo:rsid="001dc8ba" officeooo:paragraph-rsid="001dc8ba" style:font-style-asian="normal" style:font-weight-asian="normal" style:font-style-complex="normal" style:font-weight-complex="normal"/>
    </style:style>
    <style:style style:name="P22" style:family="paragraph" style:parent-style-name="Text_20_body" style:list-style-name="L6">
      <style:text-properties officeooo:paragraph-rsid="00317c27"/>
    </style:style>
    <style:style style:name="P23" style:family="paragraph" style:parent-style-name="Text_20_body" style:list-style-name="L7"/>
    <style:style style:name="P24" style:family="paragraph" style:parent-style-name="Text_20_body">
      <style:text-properties officeooo:paragraph-rsid="001c508f"/>
    </style:style>
    <style:style style:name="P25" style:family="paragraph" style:list-style-name="L7"/>
    <style:style style:name="P26" style:family="paragraph" style:list-style-name="L5">
      <style:text-properties officeooo:rsid="00284a4f" officeooo:paragraph-rsid="00284a4f"/>
    </style:style>
    <style:style style:name="P27" style:family="paragraph" style:list-style-name="L5">
      <style:text-properties style:font-name="Liberation Serif" fo:font-size="12pt" style:font-size-asian="12pt" style:font-size-complex="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22448" style:font-style-asian="italic" style:font-style-complex="italic"/>
    </style:style>
    <style:style style:name="T4" style:family="text">
      <style:text-properties fo:font-style="italic" officeooo:rsid="00317c27" style:font-style-asian="italic" style:font-style-complex="italic"/>
    </style:style>
    <style:style style:name="T5" style:family="text">
      <style:text-properties fo:font-style="italic" fo:font-weight="normal" officeooo:rsid="00135e29" style:font-style-asian="italic" style:font-weight-asian="normal" style:font-style-complex="italic" style:font-weight-complex="normal"/>
    </style:style>
    <style:style style:name="T6" style:family="text">
      <style:text-properties fo:font-style="italic" fo:font-weight="normal" officeooo:rsid="0021bc10" style:font-style-asian="italic" style:font-weight-asian="normal" style:font-style-complex="italic" style:font-weight-complex="normal"/>
    </style:style>
    <style:style style:name="T7" style:family="text">
      <style:text-properties fo:font-style="italic" fo:font-weight="normal" officeooo:rsid="0022f012" style:font-style-asian="italic" style:font-weight-asian="normal" style:font-style-complex="italic" style:font-weight-complex="normal"/>
    </style:style>
    <style:style style:name="T8" style:family="text">
      <style:text-properties fo:font-style="italic" fo:font-weight="normal" officeooo:rsid="00243de6" style:font-style-asian="italic" style:font-weight-asian="normal" style:font-style-complex="italic" style:font-weight-complex="normal"/>
    </style:style>
    <style:style style:name="T9" style:family="text">
      <style:text-properties fo:font-style="italic" fo:font-weight="normal" officeooo:rsid="002cd238" style:font-style-asian="italic" style:font-weight-asian="normal" style:font-style-complex="italic" style:font-weight-complex="normal"/>
    </style:style>
    <style:style style:name="T10" style:family="text">
      <style:text-properties fo:font-style="italic" fo:font-weight="normal" officeooo:rsid="002628b9" style:font-style-asian="normal" style:font-weight-asian="normal" style:font-style-complex="normal" style:font-weight-complex="normal"/>
    </style:style>
    <style:style style:name="T11" style:family="text">
      <style:text-properties fo:font-style="italic" fo:font-weight="bold" officeooo:rsid="001c508f" style:font-style-asian="italic" style:font-weight-asian="bold" style:font-style-complex="italic" style:font-weight-complex="bold"/>
    </style:style>
    <style:style style:name="T12" style:family="text">
      <style:text-properties fo:font-style="italic" fo:font-weight="bold" officeooo:rsid="001d4efe"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35e29" style:font-style-asian="normal" style:font-weight-asian="normal" style:font-style-complex="normal" style:font-weight-complex="normal"/>
    </style:style>
    <style:style style:name="T15" style:family="text">
      <style:text-properties fo:font-style="normal" fo:font-weight="normal" officeooo:rsid="00140e14" style:font-style-asian="normal" style:font-weight-asian="normal" style:font-style-complex="normal" style:font-weight-complex="normal"/>
    </style:style>
    <style:style style:name="T16" style:family="text">
      <style:text-properties fo:font-style="normal" fo:font-weight="normal" officeooo:rsid="0014f60c" style:font-style-asian="normal" style:font-weight-asian="normal" style:font-style-complex="normal" style:font-weight-complex="normal"/>
    </style:style>
    <style:style style:name="T17" style:family="text">
      <style:text-properties fo:font-style="normal" fo:font-weight="normal" officeooo:rsid="0016b708" style:font-style-asian="normal" style:font-weight-asian="normal" style:font-style-complex="normal" style:font-weight-complex="normal"/>
    </style:style>
    <style:style style:name="T18" style:family="text">
      <style:text-properties fo:font-style="normal" fo:font-weight="normal" officeooo:rsid="0021bc10" style:font-style-asian="normal" style:font-weight-asian="normal" style:font-style-complex="normal" style:font-weight-complex="normal"/>
    </style:style>
    <style:style style:name="T19" style:family="text">
      <style:text-properties fo:font-style="normal" fo:font-weight="normal" officeooo:rsid="0022f012" style:font-style-asian="normal" style:font-weight-asian="normal" style:font-style-complex="normal" style:font-weight-complex="normal"/>
    </style:style>
    <style:style style:name="T20" style:family="text">
      <style:text-properties fo:font-style="normal" fo:font-weight="normal" officeooo:rsid="0023c628" style:font-style-asian="normal" style:font-weight-asian="normal" style:font-style-complex="normal" style:font-weight-complex="normal"/>
    </style:style>
    <style:style style:name="T21" style:family="text">
      <style:text-properties fo:font-style="normal" fo:font-weight="normal" officeooo:rsid="00243de6" style:font-style-asian="normal" style:font-weight-asian="normal" style:font-style-complex="normal" style:font-weight-complex="normal"/>
    </style:style>
    <style:style style:name="T22" style:family="text">
      <style:text-properties fo:font-style="normal" fo:font-weight="normal" officeooo:rsid="002628b9" style:font-style-asian="normal" style:font-weight-asian="normal" style:font-style-complex="normal" style:font-weight-complex="normal"/>
    </style:style>
    <style:style style:name="T23" style:family="text">
      <style:text-properties fo:font-style="normal" fo:font-weight="normal" officeooo:rsid="00272f65" style:font-style-asian="normal" style:font-weight-asian="normal" style:font-style-complex="normal" style:font-weight-complex="normal"/>
    </style:style>
    <style:style style:name="T24" style:family="text">
      <style:text-properties fo:font-style="normal" fo:font-weight="normal" officeooo:rsid="002cd238" style:font-style-asian="normal" style:font-weight-asian="normal" style:font-style-complex="normal" style:font-weight-complex="normal"/>
    </style:style>
    <style:style style:name="T25" style:family="text">
      <style:text-properties fo:font-style="normal" fo:font-weight="normal" officeooo:rsid="002d6ae9" style:font-style-asian="normal" style:font-weight-asian="normal" style:font-style-complex="normal" style:font-weight-complex="normal"/>
    </style:style>
    <style:style style:name="T26" style:family="text">
      <style:text-properties fo:font-style="normal" fo:font-weight="normal" officeooo:rsid="001c508f" style:font-style-asian="normal" style:font-weight-asian="normal" style:font-style-complex="normal" style:font-weight-complex="normal"/>
    </style:style>
    <style:style style:name="T27" style:family="text">
      <style:text-properties officeooo:rsid="0016b708"/>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officeooo:rsid="0017a61f"/>
    </style:style>
    <style:style style:name="T31" style:family="text">
      <style:text-properties officeooo:rsid="00197186"/>
    </style:style>
    <style:style style:name="T32" style:family="text">
      <style:text-properties officeooo:rsid="001d4efe"/>
    </style:style>
    <style:style style:name="T33" style:family="text">
      <style:text-properties officeooo:rsid="001dc8ba"/>
    </style:style>
    <style:style style:name="T34" style:family="text">
      <style:text-properties officeooo:rsid="00222448"/>
    </style:style>
    <style:style style:name="T35" style:family="text">
      <style:text-properties style:font-name="Liberation Serif" fo:font-size="12pt" fo:font-style="normal" fo:font-weight="normal" officeooo:rsid="0021bc10" style:font-size-asian="12pt" style:font-style-asian="normal" style:font-weight-asian="normal" style:font-size-complex="12pt" style:font-style-complex="normal" style:font-weight-complex="normal"/>
    </style:style>
    <style:style style:name="T36" style:family="text">
      <style:text-properties style:font-name="Liberation Serif" fo:font-size="12pt" fo:font-style="normal" fo:font-weight="normal" officeooo:rsid="00297605" style:font-size-asian="12pt" style:font-style-asian="normal" style:font-weight-asian="normal" style:font-size-complex="12pt" style:font-style-complex="normal" style:font-weight-complex="normal"/>
    </style:style>
    <style:style style:name="T37" style:family="text">
      <style:text-properties style:font-name="Liberation Serif" fo:font-size="12pt" fo:font-style="italic" fo:font-weight="normal" officeooo:rsid="0021bc10" style:font-size-asian="12pt" style:font-style-asian="italic" style:font-weight-asian="normal" style:font-size-complex="12pt" style:font-style-complex="italic" style:font-weight-complex="normal"/>
    </style:style>
    <style:style style:name="T38" style:family="text">
      <style:text-properties officeooo:rsid="002ad49f"/>
    </style:style>
    <style:style style:name="T39" style:family="text">
      <style:text-properties officeooo:rsid="002e1596"/>
    </style:style>
    <style:style style:name="T40" style:family="text">
      <style:text-properties fo:font-variant="normal" fo:text-transform="none" fo:color="#000000" style:font-name="verdana" fo:font-size="9.75pt" fo:letter-spacing="normal" fo:font-style="normal" fo:font-weight="normal" officeooo:rsid="00304f86"/>
    </style:style>
    <style:style style:name="T41" style:family="text">
      <style:text-properties fo:font-variant="normal" fo:text-transform="none" fo:color="#000000" style:font-name="verdana" fo:font-size="9.75pt" fo:letter-spacing="normal" fo:font-style="normal" fo:font-weight="normal" officeooo:rsid="002fd435"/>
    </style:style>
    <style:style style:name="T42" style:family="text">
      <style:text-properties fo:font-variant="normal" fo:text-transform="none" fo:color="#000000" style:font-name="verdana" fo:font-size="9.75pt" fo:letter-spacing="normal" fo:font-style="normal" fo:font-weight="normal" officeooo:rsid="00313fec"/>
    </style:style>
    <style:style style:name="T43" style:family="text">
      <style:text-properties fo:font-variant="normal" fo:text-transform="none" fo:color="#000000" style:font-name="verdana" fo:font-size="9.75pt" fo:letter-spacing="normal" fo:font-style="italic" fo:font-weight="normal" officeooo:rsid="002fd435" style:font-style-asian="italic" style:font-style-complex="italic"/>
    </style:style>
    <style:style style:name="T44" style:family="text">
      <style:text-properties fo:font-variant="normal" fo:text-transform="none" fo:color="#000000" fo:font-size="9.75pt" fo:letter-spacing="normal" fo:font-style="normal" fo:font-weight="normal" officeooo:rsid="002fd435"/>
    </style:style>
    <style:style style:name="T45" style:family="text">
      <style:text-properties fo:font-variant="normal" fo:text-transform="none" fo:color="#000000" fo:font-size="9.75pt" fo:letter-spacing="normal" fo:font-style="normal" fo:font-weight="normal" officeooo:rsid="00304f86"/>
    </style:style>
    <style:style style:name="T46" style:family="text">
      <style:text-properties fo:font-variant="normal" fo:text-transform="none" fo:color="#000000" fo:font-size="9.75pt" fo:letter-spacing="normal" fo:font-style="normal" fo:font-weight="normal" officeooo:rsid="00313fec"/>
    </style:style>
    <style:style style:name="T47" style:family="text">
      <style:text-properties fo:font-variant="normal" fo:text-transform="none" fo:color="#000000" fo:font-size="9.75pt" fo:letter-spacing="normal" fo:font-style="normal" fo:font-weight="normal" officeooo:rsid="00317c27"/>
    </style:style>
    <style:style style:name="T48" style:family="text">
      <style:text-properties fo:font-variant="normal" fo:text-transform="none" fo:color="#000000" fo:font-size="9.75pt" fo:letter-spacing="normal" fo:font-style="italic" fo:font-weight="normal" officeooo:rsid="002fd435" style:font-style-asian="italic" style:font-style-complex="italic"/>
    </style:style>
    <style:style style:name="T49" style:family="text">
      <style:text-properties fo:font-variant="normal" fo:text-transform="none" fo:color="#000000" fo:letter-spacing="normal" fo:font-style="normal" fo:font-weight="normal" officeooo:rsid="002fd435"/>
    </style:style>
    <style:style style:name="T50" style:family="text">
      <style:text-properties fo:font-variant="normal" fo:text-transform="none" fo:color="#000000" fo:letter-spacing="normal" fo:font-style="normal" fo:font-weight="normal" officeooo:rsid="00304f86"/>
    </style:style>
    <style:style style:name="T51" style:family="text">
      <style:text-properties fo:font-variant="normal" fo:text-transform="none" fo:color="#000000" fo:letter-spacing="normal" fo:font-style="normal" fo:font-weight="normal" officeooo:rsid="00317c27"/>
    </style:style>
    <style:style style:name="T52" style:family="text">
      <style:text-properties fo:font-variant="normal" fo:text-transform="none" fo:color="#000000" fo:letter-spacing="normal" fo:font-style="normal" fo:font-weight="normal" officeooo:rsid="00313fec"/>
    </style:style>
    <style:style style:name="T53" style:family="text">
      <style:text-properties fo:font-variant="normal" fo:text-transform="none" fo:color="#000000" fo:letter-spacing="normal" fo:font-style="italic" fo:font-weight="normal" officeooo:rsid="002fd435" style:font-style-asian="italic" style:font-style-complex="italic"/>
    </style:style>
    <style:style style:name="T54" style:family="text">
      <style:text-properties officeooo:rsid="00317c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8">Notes on </text:span>CAS Biocontrol Agents <text:span text:style-name="T32">of CAS </text:span>in Hawaii and Guam</text:p>
      <text:h text:style-name="Heading_20_1" text:outline-level="1">Hawaii</text:h>
      <text:p text:style-name="P1"><text:span text:style-name="T17">COCCINELLIDAE: </text:span>Rh<text:span text:style-name="T27">y</text:span>zobius lophanthae</text:p>
      <text:list xml:id="list2928528158" text:style-name="L1">
        <text:list-item>
          <text:p text:style-name="P12"><text:span text:style-name="T14">Previously known as </text:span><text:span text:style-name="T5">Lindorus lophanthae</text:span><text:span text:style-name="T14">. Originally collected in Australia and imported into California in 1892. Imported to Hawaii from California in 1894 </text:span><text:reference-mark-start text:name="ZOTERO_ITEM CSL_CITATION {&quot;citationID&quot;:&quot;p2gy9jB3&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QbWlsCEX6f"/><text:span text:style-name="T14">(Moore et al. 2005)</text:span><text:reference-mark-end text:name="ZOTERO_ITEM CSL_CITATION {&quot;citationID&quot;:&quot;p2gy9jB3&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QbWlsCEX6f"/></text:p>
        </text:list-item>
        <text:list-item>
          <text:p text:style-name="P12"><text:span text:style-name="T14">D</text:span><text:span text:style-name="T16">iscovered feeding on CAS in 1999 </text:span><text:reference-mark-start text:name="ZOTERO_ITEM CSL_CITATION {&quot;citationID&quot;:&quot;qH285CAj&quot;,&quot;properties&quot;:{&quot;formattedCitation&quot;:&quot;(Heu, Chun, and Nagamine 2003)&quot;,&quot;plainCitation&quot;:&quot;(Heu, Chun, and Nagamine 2003)&quot;,&quot;noteIndex&quot;:0},&quot;citationItems&quot;:[{&quot;id&quot;:3113,&quot;uris&quot;:[&quot;http://zotero.org/users/1835631/items/ILRCCVMM&quot;],&quot;uri&quot;:[&quot;http://zotero.org/users/1835631/items/ILRCCVMM&quot;],&quot;itemData&quot;:{&quot;id&quot;:3113,&quot;type&quot;:&quot;article-journal&quot;,&quot;container-title&quot;:&quot;State of Hawaii Department of Agriculture New Pest Advisory&quot;,&quot;issue&quot;:&quot;99-01&quot;,&quot;note&quot;:&quot;Citation Key: heu2003sago&quot;,&quot;title&quot;:&quot;Sago palm scale, &lt;i&gt;Aulacaspis yasumatsui&lt;/i&gt; Takagi (Homoptera: Diaspididae)&quot;,&quot;URL&quot;:&quot;https://hdoa.hawaii.gov/pi/files/2013/01/npa99-01-spalmscale2.pdf&quot;,&quot;author&quot;:[{&quot;family&quot;:&quot;Heu&quot;,&quot;given&quot;:&quot;RA&quot;},{&quot;family&quot;:&quot;Chun&quot;,&quot;given&quot;:&quot;M&quot;},{&quot;family&quot;:&quot;Nagamine&quot;,&quot;given&quot;:&quot;WT&quot;}],&quot;issued&quot;:{&quot;date-parts&quot;:[[&quot;2003&quot;]]},&quot;citation-key&quot;:&quot;heu2003sago&quot;}}],&quot;schema&quot;:&quot;https://github.com/citation-style-language/schema/raw/master/csl-citation.json&quot;} RNDuNk4iQf5y3"/>(Heu, Chun, and Nagamine 2003)<text:reference-mark-end text:name="ZOTERO_ITEM CSL_CITATION {&quot;citationID&quot;:&quot;qH285CAj&quot;,&quot;properties&quot;:{&quot;formattedCitation&quot;:&quot;(Heu, Chun, and Nagamine 2003)&quot;,&quot;plainCitation&quot;:&quot;(Heu, Chun, and Nagamine 2003)&quot;,&quot;noteIndex&quot;:0},&quot;citationItems&quot;:[{&quot;id&quot;:3113,&quot;uris&quot;:[&quot;http://zotero.org/users/1835631/items/ILRCCVMM&quot;],&quot;uri&quot;:[&quot;http://zotero.org/users/1835631/items/ILRCCVMM&quot;],&quot;itemData&quot;:{&quot;id&quot;:3113,&quot;type&quot;:&quot;article-journal&quot;,&quot;container-title&quot;:&quot;State of Hawaii Department of Agriculture New Pest Advisory&quot;,&quot;issue&quot;:&quot;99-01&quot;,&quot;note&quot;:&quot;Citation Key: heu2003sago&quot;,&quot;title&quot;:&quot;Sago palm scale, &lt;i&gt;Aulacaspis yasumatsui&lt;/i&gt; Takagi (Homoptera: Diaspididae)&quot;,&quot;URL&quot;:&quot;https://hdoa.hawaii.gov/pi/files/2013/01/npa99-01-spalmscale2.pdf&quot;,&quot;author&quot;:[{&quot;family&quot;:&quot;Heu&quot;,&quot;given&quot;:&quot;RA&quot;},{&quot;family&quot;:&quot;Chun&quot;,&quot;given&quot;:&quot;M&quot;},{&quot;family&quot;:&quot;Nagamine&quot;,&quot;given&quot;:&quot;WT&quot;}],&quot;issued&quot;:{&quot;date-parts&quot;:[[&quot;2003&quot;]]},&quot;citation-key&quot;:&quot;heu2003sago&quot;}}],&quot;schema&quot;:&quot;https://github.com/citation-style-language/schema/raw/master/csl-citation.json&quot;} RNDuNk4iQf5y3"/></text:p>
        </text:list-item>
      </text:list>
      <text:p text:style-name="Text_20_body"><text:span text:style-name="T28">APHELINIDAE: </text:span><text:span text:style-name="T29">Aphytis lingnanensis</text:span> Compere (or cryptic or biotype)</text:p>
      <text:list xml:id="list2465696903" text:style-name="L2">
        <text:list-item>
          <text:p text:style-name="P13"><text:span text:style-name="T30">Reared from CAS on Cycas revoluta in 2008. Identified by Greg Adams. </text:span><text:reference-mark-start text:name="ZOTERO_ITEM CSL_CITATION {&quot;citationID&quot;:&quot;dATOWdm3&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Jt3McNwwwK"/><text:span text:style-name="T30">(Kumashiro 2009)</text:span><text:reference-mark-end text:name="ZOTERO_ITEM CSL_CITATION {&quot;citationID&quot;:&quot;dATOWdm3&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Jt3McNwwwK"/></text:p>
        </text:list-item>
        <text:list-item>
          <text:p text:style-name="P14">Suspected fortuitous introduction.</text:p>
        </text:list-item>
      </text:list>
      <text:p text:style-name="Text_20_body">APHELINIDAE: <text:span text:style-name="T29">Pteroptrix leptocera</text:span> Huang or a species very similar to it and new.</text:p>
      <text:list xml:id="list134840335132183" text:continue-numbering="true" text:style-name="L2">
        <text:list-item>
          <text:p text:style-name="P13"><text:span text:style-name="T30">Reared from CAS on Cycas revoluta in 2008. Identified by Greg Adams.</text:span><text:reference-mark-start text:name="ZOTERO_ITEM CSL_CITATION {&quot;citationID&quot;:&quot;GjWqHb6j&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CQV2JtmDce"/><text:span text:style-name="T30">(Kumashiro 2009)</text:span><text:reference-mark-end text:name="ZOTERO_ITEM CSL_CITATION {&quot;citationID&quot;:&quot;GjWqHb6j&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CQV2JtmDce"/></text:p>
        </text:list-item>
        <text:list-item>
          <text:p text:style-name="P14">Suspected fortuitous introduction.</text:p>
        </text:list-item>
      </text:list>
      <text:p text:style-name="P4">ENCYRTIDAE: <text:span text:style-name="T29">Plagiomerus</text:span> sp.</text:p>
      <text:list xml:id="list134838628629235" text:continue-numbering="true" text:style-name="L2">
        <text:list-item>
          <text:p text:style-name="P13"><text:span text:style-name="T30">Reared from CAS on Cycas revoluta in 2008. Identified by Greg Adams.</text:span><text:reference-mark-start text:name="ZOTERO_ITEM CSL_CITATION {&quot;citationID&quot;:&quot;0JfkzTd1&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9Wm7dsZRjb"/><text:span text:style-name="T30">(Kumashiro 2009)</text:span><text:reference-mark-end text:name="ZOTERO_ITEM CSL_CITATION {&quot;citationID&quot;:&quot;0JfkzTd1&quot;,&quot;properties&quot;:{&quot;formattedCitation&quot;:&quot;(Kumashiro 2009)&quot;,&quot;plainCitation&quot;:&quot;(Kumashiro 2009)&quot;,&quot;noteIndex&quot;:0},&quot;citationItems&quot;:[{&quot;id&quot;:4386,&quot;uris&quot;:[&quot;http://zotero.org/users/1835631/items/WWUK59JL&quot;],&quot;uri&quot;:[&quot;http://zotero.org/users/1835631/items/WWUK59JL&quot;],&quot;itemData&quot;:{&quot;id&quot;:4386,&quot;type&quot;:&quot;article&quot;,&quot;title&quot;:&quot;Email: sago palm scale parasitoids in Hawaii&quot;,&quot;author&quot;:[{&quot;family&quot;:&quot;Kumashiro&quot;,&quot;given&quot;:&quot;Bernarr R.&quot;}],&quot;issued&quot;:{&quot;date-parts&quot;:[[&quot;2009&quot;,4,15]]},&quot;citation-key&quot;:&quot;kumashiroEmailSagoPalm2009&quot;}}],&quot;schema&quot;:&quot;https://github.com/citation-style-language/schema/raw/master/csl-citation.json&quot;} RND9Wm7dsZRjb"/></text:p>
        </text:list-item>
        <text:list-item>
          <text:p text:style-name="P14">Suspected fortuitous introduction.</text:p>
        </text:list-item>
      </text:list>
      <text:h text:style-name="P9" text:outline-level="1"/>
      <text:h text:style-name="P11" text:outline-level="1">G<text:span text:style-name="T30">uam</text:span></text:h>
      <text:p text:style-name="P2"><text:span text:style-name="T17">COCCINELLIDAE: </text:span>Rh<text:span text:style-name="T31">y</text:span>zobius lophanthae</text:p>
      <text:list xml:id="list1512349563" text:style-name="L3">
        <text:list-item>
          <text:p text:style-name="P16"><text:span text:style-name="T15">Imported and released on Guam in 1925 and 1926. Did not establish </text:span><text:reference-mark-start text:name="ZOTERO_ITEM CSL_CITATION {&quot;citationID&quot;:&quot;xJLl8ehA&quot;,&quot;properties&quot;:{&quot;formattedCitation&quot;:&quot;(Swezey 1942)&quot;,&quot;plainCitation&quot;:&quot;(Swezey 1942)&quot;,&quot;noteIndex&quot;:0},&quot;citationItems&quot;:[{&quot;id&quot;:2841,&quot;uris&quot;:[&quot;http://zotero.org/users/1835631/items/PXFKM3X6&quot;],&quot;uri&quot;:[&quot;http://zotero.org/users/1835631/items/PXFKM3X6&quot;],&quot;itemData&quot;:{&quot;id&quot;:2841,&quot;type&quot;:&quot;chapter&quot;,&quot;abstract&quot;:&quot;Swezey, O. H. (1942): Miscellaneous Families of Guam Coleoptera. In: Insects of Guam I. Honolulu, Hawaii: Bernice P. Bishop Museum: 150-171, DOI: http://doi.org/10.5281/zenodo.5167701&quot;,&quot;container-title&quot;:&quot;Insects of Guam I&quot;,&quot;event-place&quot;:&quot;Honolulu, Hawaii&quot;,&quot;note&quot;:&quot;DOI: 10.5281/zenodo.5167701&quot;,&quot;page&quot;:&quot;150-171&quot;,&quot;publisher&quot;:&quot;Bernice P. Bishop Museum&quot;,&quot;publisher-place&quot;:&quot;Honolulu, Hawaii&quot;,&quot;source&quot;:&quot;Zenodo&quot;,&quot;title&quot;:&quot;Miscellaneous Families of Guam Coleoptera&quot;,&quot;URL&quot;:&quot;https://zenodo.org/record/5167701&quot;,&quot;author&quot;:[{&quot;family&quot;:&quot;Swezey&quot;,&quot;given&quot;:&quot;O. H.&quot;}],&quot;accessed&quot;:{&quot;date-parts&quot;:[[&quot;2021&quot;,12,13]]},&quot;issued&quot;:{&quot;date-parts&quot;:[[&quot;1942&quot;,6,1]]},&quot;citation-key&quot;:&quot;swezeyMiscellaneousFamiliesGuam1942&quot;}}],&quot;schema&quot;:&quot;https://github.com/citation-style-language/schema/raw/master/csl-citation.json&quot;} RNDKOzRMbv8eP"/>(Swezey 1942)<text:reference-mark-end text:name="ZOTERO_ITEM CSL_CITATION {&quot;citationID&quot;:&quot;xJLl8ehA&quot;,&quot;properties&quot;:{&quot;formattedCitation&quot;:&quot;(Swezey 1942)&quot;,&quot;plainCitation&quot;:&quot;(Swezey 1942)&quot;,&quot;noteIndex&quot;:0},&quot;citationItems&quot;:[{&quot;id&quot;:2841,&quot;uris&quot;:[&quot;http://zotero.org/users/1835631/items/PXFKM3X6&quot;],&quot;uri&quot;:[&quot;http://zotero.org/users/1835631/items/PXFKM3X6&quot;],&quot;itemData&quot;:{&quot;id&quot;:2841,&quot;type&quot;:&quot;chapter&quot;,&quot;abstract&quot;:&quot;Swezey, O. H. (1942): Miscellaneous Families of Guam Coleoptera. In: Insects of Guam I. Honolulu, Hawaii: Bernice P. Bishop Museum: 150-171, DOI: http://doi.org/10.5281/zenodo.5167701&quot;,&quot;container-title&quot;:&quot;Insects of Guam I&quot;,&quot;event-place&quot;:&quot;Honolulu, Hawaii&quot;,&quot;note&quot;:&quot;DOI: 10.5281/zenodo.5167701&quot;,&quot;page&quot;:&quot;150-171&quot;,&quot;publisher&quot;:&quot;Bernice P. Bishop Museum&quot;,&quot;publisher-place&quot;:&quot;Honolulu, Hawaii&quot;,&quot;source&quot;:&quot;Zenodo&quot;,&quot;title&quot;:&quot;Miscellaneous Families of Guam Coleoptera&quot;,&quot;URL&quot;:&quot;https://zenodo.org/record/5167701&quot;,&quot;author&quot;:[{&quot;family&quot;:&quot;Swezey&quot;,&quot;given&quot;:&quot;O. H.&quot;}],&quot;accessed&quot;:{&quot;date-parts&quot;:[[&quot;2021&quot;,12,13]]},&quot;issued&quot;:{&quot;date-parts&quot;:[[&quot;1942&quot;,6,1]]},&quot;citation-key&quot;:&quot;swezeyMiscellaneousFamiliesGuam1942&quot;}}],&quot;schema&quot;:&quot;https://github.com/citation-style-language/schema/raw/master/csl-citation.json&quot;} RNDKOzRMbv8eP"/></text:p>
        </text:list-item>
        <text:list-item>
          <text:p text:style-name="P16"><text:span text:style-name="T30">One hundred adults imported from Maui in November 2004. Field releases on Guam started February 2005 </text:span><text:reference-mark-start text:name="ZOTERO_ITEM CSL_CITATION {&quot;citationID&quot;:&quot;zjh2QSdn&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NhQ8Rd83zE"/><text:span text:style-name="T30">(Moore et al. 2005)</text:span><text:reference-mark-end text:name="ZOTERO_ITEM CSL_CITATION {&quot;citationID&quot;:&quot;zjh2QSdn&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NhQ8Rd83zE"/></text:p>
        </text:list-item>
        <text:list-item>
          <text:p text:style-name="P17"><text:span text:style-name="T2">R. lophanthae</text:span> collected on Guam were exported to Rota and Palau after CAS invaded those islands.</text:p>
        </text:list-item>
      </text:list>
      <text:p text:style-name="P5">COCCINELLIDAE: <text:span text:style-name="T33">additional </text:span>unidentified species</text:p>
      <text:list xml:id="list316231211" text:style-name="L4">
        <text:list-item>
          <text:p text:style-name="P15">During a trip to Guam in March 2022, Ron Cave collected 4 additional coccinellids <text:span text:style-name="T39">apparently preying on CAS</text:span>, <text:span text:style-name="T34">in addition to </text:span><text:span text:style-name="T3">Rhyzobius lophanthae.</text:span> One of these is <text:span text:style-name="T2">Scymnus</text:span> sp. The other three are unidentified beyond family. </text:p>
        </text:list-item>
      </text:list>
      <text:p text:style-name="P3"><text:span text:style-name="T13">APHELINIDAE:</text:span> Coccobius fulvus</text:p>
      <text:list xml:id="list136531621" text:style-name="L5">
        <text:list-item>
          <text:p text:style-name="P19">Imported from Florida and released on Guam multiple times. All attempts at establishing a lab colony failed. All field releases dead not result in establishment.</text:p>
        </text:list-item>
        <text:list-item>
          <text:p text:style-name="P18"><text:span text:style-name="T18">"Dr. Ru Nguyen, an entomologist with the Florida Department of Agriculture and Consumer Services, maintains a culture for </text:span><text:span text:style-name="T6">C. fulvus</text:span><text:span text:style-name="T18"> from China and was kind enough to send a few shipments to Guam. The first shipment of 500 adult parasitoids was received on 29 August 2005. Of this shipment, 250 parasitoids were released in a cage with a potted CAS-infested </text:span><text:span text:style-name="T6">Cycas revoluta</text:span><text:span text:style-name="T18"> plant and the other 250 parasitoids were released on CAS-infested C. micronesica plants in the field at Marbo Caves on the east coast of the island. This site was selected because it was free of the previously released </text:span><text:span text:style-name="T6">Rhyzobius lophanthae</text:span><text:span text:style-name="T18">. Another shipment of 250 parasitoids received on 2 September 2005 was released at the Marbo caves sight, as attempt to culture this species in the quarantine laboratory was not progressing satisfactorily.</text:span>To determine the field establishment of this parasitoid, a CAS-infested frond of <text:span text:style-name="T2">Cycas micronesica</text:span> from the Marbo Cave area was collected on 29 September 2005 for examination under a binocular microscope. One exit hole of the parasitoid was observe on this frond. Four exit holes of the parasitoids were found when the same procedure was repeated on 7 October 2005; however, no exit holes were found on a sample examined on 4 November 2005. We cannot declare whether the parasitoid has established or failed to establish at this stage. Additional field releases of this parasitoid may be needed for successful establishment." <text:reference-mark-start text:name="ZOTERO_ITEM CSL_CITATION {&quot;citationID&quot;:&quot;LbWnxs3M&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1wbRj9Vyix"/>(Moore et al. 2005)<text:reference-mark-end text:name="ZOTERO_ITEM CSL_CITATION {&quot;citationID&quot;:&quot;LbWnxs3M&quot;,&quot;properties&quot;:{&quot;formattedCitation&quot;:&quot;(Moore et al. 2005)&quot;,&quot;plainCitation&quot;:&quot;(Moore et al. 2005)&quot;,&quot;noteIndex&quot;:0},&quot;citationItems&quot;:[{&quot;id&quot;:288,&quot;uris&quot;:[&quot;http://zotero.org/users/1835631/items/27GRUKMW&quot;],&quot;uri&quot;:[&quot;http://zotero.org/users/1835631/items/27GRUKMW&quot;],&quot;itemData&quot;:{&quot;id&quot;:288,&quot;type&quot;:&quot;article-journal&quot;,&quot;container-title&quot;:&quot;The Cycad Newsletter&quot;,&quot;issue&quot;:&quot;5&quot;,&quot;note&quot;:&quot;Citation Key: moore_biological_2005&quot;,&quot;page&quot;:&quot;6-8&quot;,&quot;title&quot;:&quot;Biological control of cycad Aulacaspis scale on Guam&quot;,&quot;volume&quot;:&quot;28&quot;,&quot;author&quot;:[{&quot;family&quot;:&quot;Moore&quot;,&quot;given&quot;:&quot;Aubrey&quot;},{&quot;family&quot;:&quot;Marler&quot;,&quot;given&quot;:&quot;Thomas E.&quot;},{&quot;family&quot;:&quot;Miller&quot;,&quot;given&quot;:&quot;Ross H.&quot;},{&quot;family&quot;:&quot;Muniappan&quot;,&quot;given&quot;:&quot;R.&quot;}],&quot;issued&quot;:{&quot;date-parts&quot;:[[&quot;2005&quot;]]},&quot;citation-key&quot;:&quot;moore_biological_2005&quot;}}],&quot;schema&quot;:&quot;https://github.com/citation-style-language/schema/raw/master/csl-citation.json&quot;} RND1wbRj9Vyix"/></text:p>
        </text:list-item>
        <text:list-item>
          <text:p text:style-name="Text_20_body"><text:span text:style-name="T49">Reddy imported </text:span><text:span text:style-name="T53">C. fulvus</text:span><text:span text:style-name="T49"> </text:span><text:span text:style-name="T50">from a lab colony in Florida established from wasps collected in Thailand. These wasps were released on CAS-infested cycads in Talafofo, Guam </text:span><text:span text:style-name="T51">during </text:span><text:span text:style-name="T50">2008. </text:span><text:span text:style-name="T52">(Checking on this)</text:span><text:span text:style-name="T50"> </text:span></text:p>
        </text:list-item>
        <text:list-item>
          <text:p text:style-name="Text_20_body">Moore imported <text:span text:style-name="T4">C. </text:span><text:span text:style-name="T2">fulvus</text:span> <text:span text:style-name="T54">which were field collected in</text:span> Florida <text:span text:style-name="T54">by Ron Cave </text:span>on two occasions: <text:span text:style-name="T54">September 30, 2014</text:span> and <text:span text:style-name="T54">October 13, </text:span>2014. <text:span text:style-name="T54">An attempt to establish a field colony failed. Half of both shipments were released at Ritidian, Guam.</text:span> </text:p>
        </text:list-item>
      </text:list>
      <text:p text:style-name="P3"><text:soft-page-break/><text:span text:style-name="T13">APHELINIDAE: </text:span>Aphytis lingnanensis</text:p>
      <text:list xml:id="list2060590093" text:style-name="L6">
        <text:list-item>
          <text:p text:style-name="P20">Imported from Hawaii. Attempts at establishing a lab colony failed in Hawaii and Guam. Field release on Guam did not result in establishment.</text:p>
        </text:list-item>
        <text:list-item>
          <text:p text:style-name="P22"><text:span text:style-name="T35">“In 2012, we imported about 100 </text:span><text:span text:style-name="T37">A. lignanensis</text:span><text:span text:style-name="T35"> adults from Honolulu, Hawaii. These wasps<text:line-break/>were reared by University of Hawaii entomologist, Dr. Leyla Kaufman, from CAS infesting<text:line-break/></text:span><text:span text:style-name="T37">Cycas revoluta</text:span><text:span text:style-name="T35"> in a home garden. (There are no wild cycads in Hawaii.) We put these wasps in<text:line-break/>a cage containing CAS-infested </text:span><text:span text:style-name="T37">Cycas micronesica</text:span><text:span text:style-name="T35"> leaves. We had carefully removed all visible<text:line-break/>R. lophanthae adults and grubs from these leaves, but there were enough beetle eggs and </text:span><text:span text:style-name="T36">1</text:span><text:span text:style-name="T35">st<text:line-break/>instar larvae hiding beneath scale covers to consume all scales before any adult wasps emerged.” </text:span><text:reference-mark-start text:name="ZOTERO_ITEM CSL_CITATION {&quot;citationID&quot;:&quot;hEs1nYB8&quot;,&quot;properties&quot;:{&quot;formattedCitation&quot;:&quot;(Moore 2013)&quot;,&quot;plainCitation&quot;:&quot;(Moore 2013)&quot;,&quot;noteIndex&quot;:0},&quot;citationItems&quot;:[{&quot;id&quot;:4406,&quot;uris&quot;:[&quot;http://zotero.org/users/1835631/items/MRZDD74P&quot;],&quot;uri&quot;:[&quot;http://zotero.org/users/1835631/items/MRZDD74P&quot;],&quot;itemData&quot;:{&quot;id&quot;:4406,&quot;type&quot;:&quot;article&quot;,&quot;language&quot;:&quot;en&quot;,&quot;source&quot;:&quot;Zotero&quot;,&quot;title&quot;:&quot;Progress on Guam Biological Control Projects Supported by APHIS During 2012&quot;,&quot;author&quot;:[{&quot;family&quot;:&quot;Moore&quot;,&quot;given&quot;:&quot;Aubrey&quot;}],&quot;issued&quot;:{&quot;date-parts&quot;:[[&quot;2013&quot;,6,23]]},&quot;citation-key&quot;:&quot;mooreProgressGuamBiological2013&quot;}}],&quot;schema&quot;:&quot;https://github.com/citation-style-language/schema/raw/master/csl-citation.json&quot;} RNDbxQnrU6Y38"/><text:span text:style-name="T35">(Moore 2013)</text:span><text:reference-mark-end text:name="ZOTERO_ITEM CSL_CITATION {&quot;citationID&quot;:&quot;hEs1nYB8&quot;,&quot;properties&quot;:{&quot;formattedCitation&quot;:&quot;(Moore 2013)&quot;,&quot;plainCitation&quot;:&quot;(Moore 2013)&quot;,&quot;noteIndex&quot;:0},&quot;citationItems&quot;:[{&quot;id&quot;:4406,&quot;uris&quot;:[&quot;http://zotero.org/users/1835631/items/MRZDD74P&quot;],&quot;uri&quot;:[&quot;http://zotero.org/users/1835631/items/MRZDD74P&quot;],&quot;itemData&quot;:{&quot;id&quot;:4406,&quot;type&quot;:&quot;article&quot;,&quot;language&quot;:&quot;en&quot;,&quot;source&quot;:&quot;Zotero&quot;,&quot;title&quot;:&quot;Progress on Guam Biological Control Projects Supported by APHIS During 2012&quot;,&quot;author&quot;:[{&quot;family&quot;:&quot;Moore&quot;,&quot;given&quot;:&quot;Aubrey&quot;}],&quot;issued&quot;:{&quot;date-parts&quot;:[[&quot;2013&quot;,6,23]]},&quot;citation-key&quot;:&quot;mooreProgressGuamBiological2013&quot;}}],&quot;schema&quot;:&quot;https://github.com/citation-style-language/schema/raw/master/csl-citation.json&quot;} RNDbxQnrU6Y38"/></text:p>
        </text:list-item>
      </text:list>
      <text:p text:style-name="P24"><text:span text:style-name="T26">ENCYRTIDAE:</text:span><text:span text:style-name="T11"> Arrhenophagus chionasp</text:span><text:span text:style-name="T12">id</text:span><text:span text:style-name="T11">is</text:span></text:p>
      <text:list xml:id="list1985980512" text:style-name="L7">
        <text:list-item>
          <text:p text:style-name="P21">Suspected fortuitous introduction.</text:p>
        </text:list-item>
        <text:list-item>
          <text:p text:style-name="P23"><text:span text:style-name="T19">Moore reported </text:span><text:span text:style-name="T7">Arrhenophagus chionaspidis</text:span><text:span text:style-name="T19"> parasitizing male CAS on Guam on </text:span><text:span text:style-name="T20">February 10, 2013</text:span><text:reference-mark-start text:name="ZOTERO_ITEM CSL_CITATION {&quot;citationID&quot;:&quot;qZx9aE4D&quot;,&quot;properties&quot;:{&quot;formattedCitation&quot;:&quot;(Moore 2017)&quot;,&quot;plainCitation&quot;:&quot;(Moore 2017)&quot;,&quot;noteIndex&quot;:0},&quot;citationItems&quot;:[{&quot;id&quot;:286,&quot;uris&quot;:[&quot;http://zotero.org/users/1835631/items/25696FZZ&quot;],&quot;uri&quot;:[&quot;http://zotero.org/users/1835631/items/25696FZZ&quot;],&quot;itemData&quot;:{&quot;id&quot;:286,&quot;type&quot;:&quot;speech&quot;,&quot;event&quot;:&quot;2017 Pacific Island Forestry Professionals Workshop&quot;,&quot;event-place&quot;:&quot;Tumon Bay, Guam&quot;,&quot;note&quot;:&quot;Citation Key: moore_biological_2017-2&quot;,&quot;publisher-place&quot;:&quot;Tumon Bay, Guam&quot;,&quot;title&quot;:&quot;Biological control of cycad scale, &lt;i&gt;Aulacaspis yasumatsui&lt;/i&gt;, attacking Guam's endemic cycad, &lt;i&gt;Cycas micronesica&lt;/i&gt;&quot;,&quot;URL&quot;:&quot;https://github.com/aubreymoore/Guam-Forestry-Workshop-Resources/raw/master/CycadScaleBiocontrolChile.pdf&quot;,&quot;author&quot;:[{&quot;family&quot;:&quot;Moore&quot;,&quot;given&quot;:&quot;Aubrey&quot;}],&quot;accessed&quot;:{&quot;date-parts&quot;:[[&quot;2017&quot;,4,3]]},&quot;issued&quot;:{&quot;date-parts&quot;:[[&quot;2017&quot;,4,4]]},&quot;citation-key&quot;:&quot;moore_biological_2017-2&quot;}}],&quot;schema&quot;:&quot;https://github.com/citation-style-language/schema/raw/master/csl-citation.json&quot;} RNDDF15ngdbZH"/><text:span text:style-name="T20">(Moore 2017)</text:span><text:reference-mark-end text:name="ZOTERO_ITEM CSL_CITATION {&quot;citationID&quot;:&quot;qZx9aE4D&quot;,&quot;properties&quot;:{&quot;formattedCitation&quot;:&quot;(Moore 2017)&quot;,&quot;plainCitation&quot;:&quot;(Moore 2017)&quot;,&quot;noteIndex&quot;:0},&quot;citationItems&quot;:[{&quot;id&quot;:286,&quot;uris&quot;:[&quot;http://zotero.org/users/1835631/items/25696FZZ&quot;],&quot;uri&quot;:[&quot;http://zotero.org/users/1835631/items/25696FZZ&quot;],&quot;itemData&quot;:{&quot;id&quot;:286,&quot;type&quot;:&quot;speech&quot;,&quot;event&quot;:&quot;2017 Pacific Island Forestry Professionals Workshop&quot;,&quot;event-place&quot;:&quot;Tumon Bay, Guam&quot;,&quot;note&quot;:&quot;Citation Key: moore_biological_2017-2&quot;,&quot;publisher-place&quot;:&quot;Tumon Bay, Guam&quot;,&quot;title&quot;:&quot;Biological control of cycad scale, &lt;i&gt;Aulacaspis yasumatsui&lt;/i&gt;, attacking Guam's endemic cycad, &lt;i&gt;Cycas micronesica&lt;/i&gt;&quot;,&quot;URL&quot;:&quot;https://github.com/aubreymoore/Guam-Forestry-Workshop-Resources/raw/master/CycadScaleBiocontrolChile.pdf&quot;,&quot;author&quot;:[{&quot;family&quot;:&quot;Moore&quot;,&quot;given&quot;:&quot;Aubrey&quot;}],&quot;accessed&quot;:{&quot;date-parts&quot;:[[&quot;2017&quot;,4,3]]},&quot;issued&quot;:{&quot;date-parts&quot;:[[&quot;2017&quot;,4,4]]},&quot;citation-key&quot;:&quot;moore_biological_2017-2&quot;}}],&quot;schema&quot;:&quot;https://github.com/citation-style-language/schema/raw/master/csl-citation.json&quot;} RNDDF15ngdbZH"/><text:span text:style-name="T20">. </text:span><text:span text:style-name="T22">However,prior to this date, </text:span><text:span text:style-name="T21">Reddy imported </text:span><text:span text:style-name="T8">A. chionaspidis</text:span><text:span text:style-name="T21"> from Florida and released these on Guam. He noted that this <text:s/>parasitoid was already established on Guam prior to release </text:span><text:reference-mark-start text:name="ZOTERO_ITEM CSL_CITATION {&quot;citationID&quot;:&quot;Zozu3HH2&quot;,&quot;properties&quot;:{&quot;formattedCitation&quot;:&quot;(Moore, Aubrey 2022)&quot;,&quot;plainCitation&quot;:&quot;(Moore, Aubrey 2022)&quot;,&quot;noteIndex&quot;:0},&quot;citationItems&quot;:[{&quot;id&quot;:4400,&quot;uris&quot;:[&quot;http://zotero.org/users/1835631/items/7VJ7WDL2&quot;],&quot;uri&quot;:[&quot;http://zotero.org/users/1835631/items/7VJ7WDL2&quot;],&quot;itemData&quot;:{&quot;id&quot;:4400,&quot;type&quot;:&quot;article&quot;,&quot;title&quot;:&quot;Email exchange between A. Moore and G. Reddy: cycad scale parasitoids&quot;,&quot;author&quot;:[{&quot;literal&quot;:&quot;Moore, Aubrey&quot;}],&quot;issued&quot;:{&quot;date-parts&quot;:[[&quot;2022&quot;,3,13]]},&quot;citation-key&quot;:&quot;mooreaubreyEmailExchangeMoore2022&quot;}}],&quot;schema&quot;:&quot;https://github.com/citation-style-language/schema/raw/master/csl-citation.json&quot;} RND6RUvbtaNJJ"/><text:span text:style-name="T21">(Moore, Aubrey 2022)</text:span><text:reference-mark-end text:name="ZOTERO_ITEM CSL_CITATION {&quot;citationID&quot;:&quot;Zozu3HH2&quot;,&quot;properties&quot;:{&quot;formattedCitation&quot;:&quot;(Moore, Aubrey 2022)&quot;,&quot;plainCitation&quot;:&quot;(Moore, Aubrey 2022)&quot;,&quot;noteIndex&quot;:0},&quot;citationItems&quot;:[{&quot;id&quot;:4400,&quot;uris&quot;:[&quot;http://zotero.org/users/1835631/items/7VJ7WDL2&quot;],&quot;uri&quot;:[&quot;http://zotero.org/users/1835631/items/7VJ7WDL2&quot;],&quot;itemData&quot;:{&quot;id&quot;:4400,&quot;type&quot;:&quot;article&quot;,&quot;title&quot;:&quot;Email exchange between A. Moore and G. Reddy: cycad scale parasitoids&quot;,&quot;author&quot;:[{&quot;literal&quot;:&quot;Moore, Aubrey&quot;}],&quot;issued&quot;:{&quot;date-parts&quot;:[[&quot;2022&quot;,3,13]]},&quot;citation-key&quot;:&quot;mooreaubreyEmailExchangeMoore2022&quot;}}],&quot;schema&quot;:&quot;https://github.com/citation-style-language/schema/raw/master/csl-citation.json&quot;} RND6RUvbtaNJJ"/><text:span text:style-name="T21">. </text:span><text:span text:style-name="T23">Exact d</text:span><text:span text:style-name="T21">ates of initial detection and releases where not recorded </text:span><text:span text:style-name="T23">but these were probably in </text:span><text:span text:style-name="T22">2008.</text:span></text:p>
        </text:list-item>
        <text:list-item>
          <text:p text:style-name="P23"><text:span text:style-name="T22">Reddy imported </text:span><text:span text:style-name="T10">Arrhenophagus chionaspidis </text:span><text:span text:style-name="T22">from Florida and made field releases on Guam during 2008. Reddy reports that this parasitoid was already present on Guam prior to these releases, indicating a fortuitous introduction (G.V.P. Reddy 2022, personal communication).</text:span></text:p>
        </text:list-item>
        <text:list-item>
          <text:p text:style-name="P23"><text:span text:style-name="T22">A </text:span><text:span text:style-name="T24">CAS survey in </text:span><text:span text:style-name="T25">2007 and 2018</text:span><text:span text:style-name="T24"> indicated that parasitism by </text:span><text:span text:style-name="T9">A. chionaspidis</text:span><text:span text:style-name="T24"> was common </text:span><text:reference-mark-start text:name="ZOTERO_ITEM CSL_CITATION {&quot;citationID&quot;:&quot;IvWkNOEr&quot;,&quot;properties&quot;:{&quot;formattedCitation&quot;:&quot;(Deloso, Moore, and Marler 2018)&quot;,&quot;plainCitation&quot;:&quot;(Deloso, Moore, and Marler 2018)&quot;,&quot;noteIndex&quot;:0},&quot;citationItems&quot;:[{&quot;id&quot;:73,&quot;uris&quot;:[&quot;http://zotero.org/users/1835631/items/VV36VKLQ&quot;],&quot;uri&quot;:[&quot;http://zotero.org/users/1835631/items/VV36VKLQ&quot;],&quot;itemData&quot;:{&quot;id&quot;:73,&quot;type&quot;:&quot;speech&quot;,&quot;abstract&quot;:&quot;Scale-infested cycad leaves were sampled on the island of Guam in a wide range of habitats in 2017 and 2018 to determine the extent of parasitoid control of the scale. The sampling unit was a leaflet selected from five trees per habitat during each sampling date. The number of scales were counted with a hand lens and parasitoids were reared in a growth chamber at 60% relative humidity. Infested leaflets were transferred to new rearing vessels after 48 hour intervals and returned to the growth chamber. Insects were rinsed with 70% EtOH and parasitoids were counted with the aid of a microscope. The abaxial leaflet surfaces harbored greater numbers of scale than the adaxial surfaces. In a Northern Guam site where parasitoids were first fortuitously discovered in 2013, only 20% of the samples yielded parasitoids. For each geographic site, the presence of parasitoids on one sampling date did not always lead to evidence of parasitoids at a later sampling date. The number of parasitized scales was minimal despite the widespread geographic occurrence of the parasitoids. Several native and exotic Cycas cycad species were historically heavily used in the commercial and residential landscapes of Guam, and the recent invasion of the cycad Aulacaspis scale (CAS) Aulacaspis yasumatsui Takagi has devastated these cycad populations. These results provide the first evidence that scale parasitoids are established throughout most of the island, but they are not effectively controlling the scale infestations. This case study is an example of how the horticulture profession can aid in responding to an ecological disaster.&quot;,&quot;event&quot;:&quot;American Society for Horticulture Science 2018 Annual Conference&quot;,&quot;event-place&quot;:&quot;Washington, D.C.&quot;,&quot;note&quot;:&quot;Citation Key: deloso_parasitoid_2018&quot;,&quot;publisher-place&quot;:&quot;Washington, D.C.&quot;,&quot;title&quot;:&quot;Parasitoid Surveys in Cycad Habitats on Guam&quot;,&quot;URL&quot;:&quot;https://ashs.confex.com/ashs/2018/meetingapp.cgi/Paper/28523&quot;,&quot;author&quot;:[{&quot;family&quot;:&quot;Deloso&quot;,&quot;given&quot;:&quot;Benjamin E.&quot;},{&quot;family&quot;:&quot;Moore&quot;,&quot;given&quot;:&quot;Aubrey&quot;},{&quot;family&quot;:&quot;Marler&quot;,&quot;given&quot;:&quot;Thomas E.&quot;}],&quot;accessed&quot;:{&quot;date-parts&quot;:[[&quot;2018&quot;,8,25]]},&quot;issued&quot;:{&quot;date-parts&quot;:[[&quot;2018&quot;,8,3]]},&quot;citation-key&quot;:&quot;deloso_parasitoid_2018&quot;}}],&quot;schema&quot;:&quot;https://github.com/citation-style-language/schema/raw/master/csl-citation.json&quot;} RNDD2erquKyDL"/><text:span text:style-name="T24">(Deloso, Moore, and Marler 2018)</text:span><text:reference-mark-end text:name="ZOTERO_ITEM CSL_CITATION {&quot;citationID&quot;:&quot;IvWkNOEr&quot;,&quot;properties&quot;:{&quot;formattedCitation&quot;:&quot;(Deloso, Moore, and Marler 2018)&quot;,&quot;plainCitation&quot;:&quot;(Deloso, Moore, and Marler 2018)&quot;,&quot;noteIndex&quot;:0},&quot;citationItems&quot;:[{&quot;id&quot;:73,&quot;uris&quot;:[&quot;http://zotero.org/users/1835631/items/VV36VKLQ&quot;],&quot;uri&quot;:[&quot;http://zotero.org/users/1835631/items/VV36VKLQ&quot;],&quot;itemData&quot;:{&quot;id&quot;:73,&quot;type&quot;:&quot;speech&quot;,&quot;abstract&quot;:&quot;Scale-infested cycad leaves were sampled on the island of Guam in a wide range of habitats in 2017 and 2018 to determine the extent of parasitoid control of the scale. The sampling unit was a leaflet selected from five trees per habitat during each sampling date. The number of scales were counted with a hand lens and parasitoids were reared in a growth chamber at 60% relative humidity. Infested leaflets were transferred to new rearing vessels after 48 hour intervals and returned to the growth chamber. Insects were rinsed with 70% EtOH and parasitoids were counted with the aid of a microscope. The abaxial leaflet surfaces harbored greater numbers of scale than the adaxial surfaces. In a Northern Guam site where parasitoids were first fortuitously discovered in 2013, only 20% of the samples yielded parasitoids. For each geographic site, the presence of parasitoids on one sampling date did not always lead to evidence of parasitoids at a later sampling date. The number of parasitized scales was minimal despite the widespread geographic occurrence of the parasitoids. Several native and exotic Cycas cycad species were historically heavily used in the commercial and residential landscapes of Guam, and the recent invasion of the cycad Aulacaspis scale (CAS) Aulacaspis yasumatsui Takagi has devastated these cycad populations. These results provide the first evidence that scale parasitoids are established throughout most of the island, but they are not effectively controlling the scale infestations. This case study is an example of how the horticulture profession can aid in responding to an ecological disaster.&quot;,&quot;event&quot;:&quot;American Society for Horticulture Science 2018 Annual Conference&quot;,&quot;event-place&quot;:&quot;Washington, D.C.&quot;,&quot;note&quot;:&quot;Citation Key: deloso_parasitoid_2018&quot;,&quot;publisher-place&quot;:&quot;Washington, D.C.&quot;,&quot;title&quot;:&quot;Parasitoid Surveys in Cycad Habitats on Guam&quot;,&quot;URL&quot;:&quot;https://ashs.confex.com/ashs/2018/meetingapp.cgi/Paper/28523&quot;,&quot;author&quot;:[{&quot;family&quot;:&quot;Deloso&quot;,&quot;given&quot;:&quot;Benjamin E.&quot;},{&quot;family&quot;:&quot;Moore&quot;,&quot;given&quot;:&quot;Aubrey&quot;},{&quot;family&quot;:&quot;Marler&quot;,&quot;given&quot;:&quot;Thomas E.&quot;}],&quot;accessed&quot;:{&quot;date-parts&quot;:[[&quot;2018&quot;,8,25]]},&quot;issued&quot;:{&quot;date-parts&quot;:[[&quot;2018&quot;,8,3]]},&quot;citation-key&quot;:&quot;deloso_parasitoid_2018&quot;}}],&quot;schema&quot;:&quot;https://github.com/citation-style-language/schema/raw/master/csl-citation.json&quot;} RNDD2erquKyDL"/><text:span text:style-name="T24">.</text:span></text:p>
        </text:list-item>
      </text:list>
      <text:h text:style-name="P8" text:outline-level="1"/>
      <text:h text:style-name="P10" text:outline-level="1">References</text:h>
      <text:section text:style-name="Sect1" text:name="ZOTERO_BIBL {&quot;uncited&quot;:[],&quot;omitted&quot;:[],&quot;custom&quot;:[]} CSL_BIBLIOGRAPHY RNDeUPhaRULhH">
        <text:p text:style-name="Bibliography_20_1">Deloso, Benjamin E., Aubrey Moore, and Thomas E. Marler. 2018. “Parasitoid Surveys in Cycad Habitats on Guam.” Presented at the American Society for Horticulture Science 2018 Annual Conference, Washington, D.C., August 3. https://ashs.confex.com/ashs/2018/meetingapp.cgi/Paper/28523.</text:p>
        <text:p text:style-name="Bibliography_20_1">Heu, RA, M Chun, and WT Nagamine. 2003. “Sago Palm Scale, <text:span text:style-name="T1">Aulacaspis Yasumatsui</text:span> Takagi (Homoptera: Diaspididae).” <text:span text:style-name="T1">State of Hawaii Department of Agriculture New Pest Advisory</text:span>, no. 99–01. https://hdoa.hawaii.gov/pi/files/2013/01/npa99-01-spalmscale2.pdf.</text:p>
        <text:p text:style-name="Bibliography_20_1">Kumashiro, Bernarr R. 2009. “Email: Sago Palm Scale Parasitoids in Hawaii.”</text:p>
        <text:p text:style-name="Bibliography_20_1">Moore, Aubrey. 2013. “Progress on Guam Biological Control Projects Supported by APHIS During 2012.”</text:p>
        <text:p text:style-name="Bibliography_20_1">———. 2017. “Biological Control of Cycad Scale, <text:span text:style-name="T1">Aulacaspis Yasumatsui</text:span>, Attacking Guam’s Endemic Cycad, <text:span text:style-name="T1">Cycas Micronesica</text:span>.” Presented at the 2017 Pacific Island Forestry Professionals Workshop, Tumon Bay, Guam, April 4. https://github.com/aubreymoore/Guam-Forestry-Workshop-Resources/raw/master/CycadScaleBiocontrolChile.pdf.</text:p>
        <text:p text:style-name="Bibliography_20_1">Moore, Aubrey. 2022. “Email Exchange between A. Moore and G. Reddy: Cycad Scale Parasitoids.”</text:p>
        <text:p text:style-name="Bibliography_20_1">Moore, Aubrey, Thomas E. Marler, Ross H. Miller, and R. Muniappan. 2005. “Biological Control of Cycad Aulacaspis Scale on Guam.” <text:span text:style-name="T1">The Cycad Newsletter</text:span> 28 (5): 6–8.</text:p>
        <text:p text:style-name="Bibliography_20_1">Swezey, O. H. 1942. “Miscellaneous Families of Guam Coleoptera.” In <text:span text:style-name="T1">Insects of Guam I</text:span>, 150–71. Honolulu, Hawaii: Bernice P. Bishop Museum. https://doi.org/10.5281/zenodo.5167701.</text:p>
        <text:p text:style-name="Bibliography_20_1">USDA-REEIS. 2007. “Biological Control of Cycad Aulacaspis Scale in Guam.” https://reeis.usda.gov/web/crisprojectpages/0210492-biological-control-of-cycad-aulacaspis-scale-in-guam.html.</text:p>
      </text:section>
      <text:h text:style-name="P7"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verdana" svg:font-family="verdana, arial, helvetic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ubrey Moore</meta:initial-creator>
    <meta:creation-date>2022-03-15T06:25:35.587593047</meta:creation-date>
    <dc:date>2022-03-22T13:48:38.229702364</dc:date>
    <dc:creator>Aubrey Moore</dc:creator>
    <meta:editing-duration>PT1H4M41S</meta:editing-duration>
    <meta:editing-cycles>15</meta:editing-cycles>
    <meta:generator>LibreOffice/6.4.7.2$Linux_X86_64 LibreOffice_project/40$Build-2</meta:generator>
    <meta:document-statistic meta:table-count="0" meta:image-count="0" meta:object-count="0" meta:page-count="4" meta:paragraph-count="44" meta:word-count="1011" meta:character-count="6837" meta:non-whitespace-character-count="5891"/>
    <meta:user-defined meta:name="ZOTERO_PREF_1">&lt;data data-version="3" zotero-version="5.0.96.2"&gt;&lt;session id="bg5zytHN"/&gt;&lt;style id="http://www.zotero.org/styles/chicago-author-date" locale="en-US" hasBibliography="1" bibliographyStyleHasBeenSet="1"/&gt;&lt;prefs&gt;&lt;pref name="fieldType" value="ReferenceMark"/&gt;</meta:user-defined>
    <meta:user-defined meta:name="ZOTERO_PREF_2">&lt;/prefs&gt;&lt;/data&gt;</meta:user-defined>
  </office:meta>
</office:document-meta>
</file>